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87e2e0" draw:textarea-vertical-align="middle"/>
    </style:style>
    <style:style style:name="gr13" style:family="graphic" style:parent-style-name="standard">
      <style:graphic-properties draw:fill="solid" draw:fill-color="#e2a9a9" draw:textarea-vertical-align="middle"/>
    </style:style>
    <style:style style:name="gr14" style:family="graphic" style:parent-style-name="standard">
      <style:graphic-properties draw:fill="solid" draw:fill-color="#eff494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0" draw:text-style-name="P1" xml:id="id53" draw:id="id53" draw:layer="layout" svg:width="3.81cm" svg:height="1.587cm" svg:x="1.905cm" svg:y="3.175cm">
          <text:p text:style-name="P1">v/john/</text:p>
        </draw:rect>
        <draw:rect draw:style-name="gr10" draw:text-style-name="P1" xml:id="id54" draw:id="id54" draw:layer="layout" svg:width="5.715cm" svg:height="0.946cm" svg:x="4.762cm" svg:y="10.484cm">
          <text:p text:style-name="P1">todo.php</text:p>
        </draw:rect>
        <draw:rect draw:style-name="gr10" draw:text-style-name="P1" xml:id="id55" draw:id="id55" draw:layer="layout" svg:width="5.715cm" svg:height="0.946cm" svg:x="4.762cm" svg:y="5.715cm">
          <text:p text:style-name="P1">checkStatus.php</text:p>
        </draw:rect>
        <draw:connector draw:style-name="gr8" draw:text-style-name="P1" draw:layer="layout" svg:x1="3.81cm" svg:y1="4.762cm" svg:x2="4.762cm" svg:y2="10.957cm" draw:start-shape="id53" draw:start-glue-point="2" draw:end-shape="id54" draw:end-glue-point="3" svg:d="M3810 4762v6195h952">
          <text:p/>
        </draw:connector>
        <draw:connector draw:style-name="gr8" draw:text-style-name="P1" draw:layer="layout" svg:x1="3.81cm" svg:y1="4.762cm" svg:x2="4.762cm" svg:y2="6.188cm" draw:start-shape="id53" draw:start-glue-point="2" draw:end-shape="id55" draw:end-glue-point="3" svg:d="M3810 4762v1426h952">
          <text:p/>
        </draw:connector>
        <draw:rect draw:style-name="gr10" draw:text-style-name="P1" xml:id="id56" draw:id="id56" draw:layer="layout" svg:width="5.715cm" svg:height="0.946cm" svg:x="4.762cm" svg:y="7.309cm">
          <text:p text:style-name="P1">home.php</text:p>
        </draw:rect>
        <draw:connector draw:style-name="gr8" draw:text-style-name="P1" draw:layer="layout" svg:x1="3.81cm" svg:y1="4.762cm" svg:x2="4.762cm" svg:y2="7.782cm" draw:start-shape="id53" draw:start-glue-point="2" draw:end-shape="id56" draw:end-glue-point="3" svg:d="M3810 4762v3020h952">
          <text:p/>
        </draw:connector>
        <draw:rect draw:style-name="gr10" draw:text-style-name="P1" xml:id="id57" draw:id="id57" draw:layer="layout" svg:width="5.715cm" svg:height="0.946cm" svg:x="4.762cm" svg:y="8.89cm">
          <text:p text:style-name="P1">sandbox.php</text:p>
        </draw:rect>
        <draw:connector draw:style-name="gr8" draw:text-style-name="P1" draw:layer="layout" svg:x1="3.81cm" svg:y1="4.762cm" svg:x2="4.762cm" svg:y2="9.363cm" draw:start-shape="id53" draw:start-glue-point="2" draw:end-shape="id57" draw:end-glue-point="3" svg:d="M3810 4762v4601h952">
          <text:p/>
        </draw:connector>
        <draw:rect draw:style-name="gr11" draw:text-style-name="P1" xml:id="id58" draw:id="id58" draw:layer="layout" svg:width="3.81cm" svg:height="1.587cm" svg:x="13.97cm" svg:y="3.174cm">
          <text:p text:style-name="P1">c/john</text:p>
        </draw:rect>
        <draw:rect draw:style-name="gr12" draw:text-style-name="P1" xml:id="id59" draw:id="id59" draw:layer="layout" svg:width="6.984cm" svg:height="0.928cm" svg:x="17.145cm" svg:y="13.36cm">
          <text:p text:style-name="P1">getNewList()</text:p>
        </draw:rect>
        <draw:rect draw:style-name="gr12" draw:text-style-name="P1" xml:id="id60" draw:id="id60" draw:layer="layout" svg:width="6.984cm" svg:height="0.929cm" svg:x="17.146cm" svg:y="11.796cm">
          <text:p text:style-name="P1">getNewFile()</text:p>
        </draw:rect>
        <draw:connector draw:style-name="gr8" draw:text-style-name="P1" draw:layer="layout" svg:x1="15.875cm" svg:y1="4.761cm" svg:x2="17.145cm" svg:y2="13.824cm" draw:start-shape="id58" draw:start-glue-point="2" draw:end-shape="id59" draw:end-glue-point="3" svg:d="M15875 4761v9063h1270">
          <text:p/>
        </draw:connector>
        <draw:connector draw:style-name="gr8" draw:text-style-name="P1" draw:layer="layout" svg:x1="15.875cm" svg:y1="4.761cm" svg:x2="17.146cm" svg:y2="12.26cm" draw:start-shape="id58" draw:start-glue-point="2" draw:end-shape="id60" draw:end-glue-point="3" svg:d="M15875 4761v7499h1271">
          <text:p/>
        </draw:connector>
        <draw:rect draw:style-name="gr12" draw:text-style-name="P1" xml:id="id61" draw:id="id61" draw:layer="layout" svg:width="6.984cm" svg:height="0.928cm" svg:x="17.146cm" svg:y="8.645cm">
          <text:p text:style-name="P1">get271List()</text:p>
        </draw:rect>
        <draw:connector draw:style-name="gr8" draw:text-style-name="P1" draw:layer="layout" svg:x1="15.875cm" svg:y1="4.761cm" svg:x2="17.146cm" svg:y2="9.109cm" draw:start-shape="id58" draw:start-glue-point="2" draw:end-shape="id61" draw:end-glue-point="3" svg:d="M15875 4761v4348h1271">
          <text:p/>
        </draw:connector>
        <draw:rect draw:style-name="gr12" draw:text-style-name="P1" xml:id="id62" draw:id="id62" draw:layer="layout" svg:width="6.984cm" svg:height="0.928cm" svg:x="17.145cm" svg:y="14.971cm">
          <text:p text:style-name="P1">process271()</text:p>
        </draw:rect>
        <draw:connector draw:style-name="gr8" draw:text-style-name="P1" draw:layer="layout" svg:x1="15.875cm" svg:y1="4.761cm" svg:x2="17.145cm" svg:y2="15.435cm" draw:start-shape="id58" draw:start-glue-point="2" draw:end-shape="id62" draw:end-glue-point="3" svg:d="M15875 4761v10674h1270">
          <text:p/>
        </draw:connector>
        <draw:rect draw:style-name="gr12" draw:text-style-name="P1" xml:id="id63" draw:id="id63" draw:layer="layout" svg:width="6.984cm" svg:height="0.929cm" svg:x="17.145cm" svg:y="5.469cm">
          <text:p text:style-name="P1">addElly()</text:p>
        </draw:rect>
        <draw:connector draw:style-name="gr8" draw:text-style-name="P1" draw:layer="layout" svg:x1="15.875cm" svg:y1="4.761cm" svg:x2="17.145cm" svg:y2="5.933cm" draw:start-shape="id58" draw:start-glue-point="2" draw:end-shape="id63" draw:end-glue-point="3" svg:d="M15875 4761v1172h1270">
          <text:p/>
        </draw:connector>
        <draw:rect draw:style-name="gr12" draw:text-style-name="P1" xml:id="id64" draw:id="id64" draw:layer="layout" svg:width="6.984cm" svg:height="0.928cm" svg:x="17.145cm" svg:y="7.058cm">
          <text:p text:style-name="P1">createStatusRequest()</text:p>
        </draw:rect>
        <draw:connector draw:style-name="gr8" draw:text-style-name="P1" draw:layer="layout" svg:x1="15.875cm" svg:y1="4.761cm" svg:x2="17.145cm" svg:y2="7.522cm" draw:start-shape="id58" draw:start-glue-point="2" draw:end-shape="id64" draw:end-glue-point="3" svg:d="M15875 4761v2761h1270">
          <text:p/>
        </draw:connector>
        <draw:rect draw:style-name="gr12" draw:text-style-name="P1" xml:id="id65" draw:id="id65" draw:layer="layout" svg:width="6.985cm" svg:height="0.929cm" svg:x="17.145cm" svg:y="10.232cm">
          <text:p text:style-name="P1">getBatchList()</text:p>
        </draw:rect>
        <draw:connector draw:style-name="gr8" draw:text-style-name="P1" draw:layer="layout" svg:x1="15.875cm" svg:y1="4.761cm" svg:x2="17.145cm" svg:y2="10.696cm" draw:start-shape="id58" draw:start-glue-point="2" draw:end-shape="id65" draw:end-glue-point="3" svg:d="M15875 4761v5935h1270">
          <text:p/>
        </draw:connector>
        <draw:rect draw:style-name="gr12" draw:text-style-name="P1" xml:id="id66" draw:id="id66" draw:layer="layout" svg:width="6.985cm" svg:height="0.928cm" svg:x="17.145cm" svg:y="16.534cm">
          <text:p text:style-name="P1">sandbox()</text:p>
        </draw:rect>
        <draw:connector draw:style-name="gr8" draw:text-style-name="P1" draw:layer="layout" svg:x1="15.875cm" svg:y1="4.761cm" svg:x2="17.145cm" svg:y2="16.998cm" draw:start-shape="id58" draw:start-glue-point="2" draw:end-shape="id66" draw:end-glue-point="3" svg:d="M15875 4761v12237h1270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10" draw:text-style-name="P1" xml:id="id67" draw:id="id67" draw:layer="layout" svg:width="3.81cm" svg:height="1.587cm" svg:x="1.905cm" svg:y="3.175cm">
          <text:p text:style-name="P1">v/john/</text:p>
        </draw:rect>
        <draw:rect draw:style-name="gr11" draw:text-style-name="P1" xml:id="id73" draw:id="id73" draw:layer="layout" svg:width="3.81cm" svg:height="1.587cm" svg:x="16.193cm" svg:y="1.587cm">
          <text:p text:style-name="P1">c/john</text:p>
        </draw:rect>
        <draw:rect draw:style-name="gr10" draw:text-style-name="P1" xml:id="id68" draw:id="id68" draw:layer="layout" svg:width="3.81cm" svg:height="1.587cm" svg:x="5.715cm" svg:y="9.207cm">
          <text:p text:style-name="P1">todo.php</text:p>
        </draw:rect>
        <draw:rect draw:style-name="gr10" draw:text-style-name="P1" xml:id="id69" draw:id="id69" draw:layer="layout" svg:width="5.715cm" svg:height="1.587cm" svg:x="5.715cm" svg:y="11.43cm">
          <text:p text:style-name="P1">checkStatus.php</text:p>
        </draw:rect>
        <draw:connector draw:style-name="gr8" draw:text-style-name="P1" draw:layer="layout" svg:x1="3.81cm" svg:y1="4.762cm" svg:x2="5.715cm" svg:y2="10cm" draw:start-shape="id67" draw:start-glue-point="2" draw:end-shape="id68" draw:end-glue-point="3" svg:d="M3810 4762v5238h1905">
          <text:p/>
        </draw:connector>
        <draw:connector draw:style-name="gr8" draw:text-style-name="P1" draw:layer="layout" svg:x1="3.81cm" svg:y1="4.762cm" svg:x2="5.715cm" svg:y2="12.223cm" draw:start-shape="id67" draw:start-glue-point="2" draw:end-shape="id69" draw:end-glue-point="3" svg:d="M3810 4762v7461h1905">
          <text:p/>
        </draw:connector>
        <draw:rect draw:style-name="gr10" draw:text-style-name="P1" xml:id="id70" draw:id="id70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67" draw:start-glue-point="2" draw:end-shape="id70" draw:end-glue-point="3" svg:d="M3810 4762v2698h1587">
          <text:p/>
        </draw:connector>
        <draw:rect draw:style-name="gr10" draw:text-style-name="P1" xml:id="id71" draw:id="id71" draw:layer="layout" svg:width="5.715cm" svg:height="1.587cm" svg:x="5.715cm" svg:y="14.446cm">
          <text:p text:style-name="P1">sandbox.php</text:p>
        </draw:rect>
        <draw:connector draw:style-name="gr8" draw:text-style-name="P1" draw:layer="layout" svg:x1="3.81cm" svg:y1="4.762cm" svg:x2="5.715cm" svg:y2="15.239cm" draw:start-shape="id67" draw:start-glue-point="2" draw:end-shape="id71" draw:end-glue-point="3" svg:d="M3810 4762v10477h1905">
          <text:p/>
        </draw:connector>
        <draw:rect draw:style-name="gr13" draw:text-style-name="P1" xml:id="id72" draw:id="id72" draw:layer="layout" svg:width="5.079cm" svg:height="1.587cm" svg:x="19.686cm" svg:y="10.795cm">
          <text:p text:style-name="P1">sandbox()</text:p>
        </draw:rect>
        <draw:connector draw:style-name="gr9" draw:text-style-name="P1" draw:layer="layout" draw:type="line" svg:x1="11.43cm" svg:y1="15.239cm" svg:x2="19.686cm" svg:y2="11.588cm" draw:start-shape="id71" draw:start-glue-point="1" draw:end-shape="id72" draw:end-glue-point="3" svg:d="M11430 15239l8256-3651">
          <text:p/>
        </draw:connector>
        <draw:connector draw:style-name="gr8" draw:text-style-name="P1" draw:layer="layout" svg:x1="18.098cm" svg:y1="3.174cm" svg:x2="19.686cm" svg:y2="11.588cm" draw:start-shape="id73" draw:start-glue-point="2" draw:end-shape="id72" draw:end-glue-point="3" svg:d="M18098 3174v8414h1588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10" draw:text-style-name="P1" xml:id="id74" draw:id="id74" draw:layer="layout" svg:width="3.81cm" svg:height="1.587cm" svg:x="1.905cm" svg:y="3.175cm">
          <text:p text:style-name="P1">v/john/</text:p>
        </draw:rect>
        <draw:rect draw:style-name="gr11" draw:text-style-name="P1" xml:id="id80" draw:id="id80" draw:layer="layout" svg:width="3.81cm" svg:height="1.587cm" svg:x="16.193cm" svg:y="1.587cm">
          <text:p text:style-name="P1">c/john</text:p>
        </draw:rect>
        <draw:rect draw:style-name="gr10" draw:text-style-name="P1" xml:id="id75" draw:id="id75" draw:layer="layout" svg:width="3.81cm" svg:height="1.587cm" svg:x="5.715cm" svg:y="9.207cm">
          <text:p text:style-name="P1">todo.php</text:p>
        </draw:rect>
        <draw:rect draw:style-name="gr10" draw:text-style-name="P1" xml:id="id76" draw:id="id76" draw:layer="layout" svg:width="5.715cm" svg:height="1.587cm" svg:x="5.715cm" svg:y="11.43cm">
          <text:p text:style-name="P1">checkStatus.php</text:p>
        </draw:rect>
        <draw:connector draw:style-name="gr8" draw:text-style-name="P1" draw:layer="layout" svg:x1="3.81cm" svg:y1="4.762cm" svg:x2="5.715cm" svg:y2="10cm" draw:start-shape="id74" draw:start-glue-point="2" draw:end-shape="id75" draw:end-glue-point="3" svg:d="M3810 4762v5238h1905">
          <text:p/>
        </draw:connector>
        <draw:connector draw:style-name="gr8" draw:text-style-name="P1" draw:layer="layout" svg:x1="3.81cm" svg:y1="4.762cm" svg:x2="5.715cm" svg:y2="12.223cm" draw:start-shape="id74" draw:start-glue-point="2" draw:end-shape="id76" draw:end-glue-point="3" svg:d="M3810 4762v7461h1905">
          <text:p/>
        </draw:connector>
        <draw:rect draw:style-name="gr10" draw:text-style-name="P1" xml:id="id77" draw:id="id77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74" draw:start-glue-point="2" draw:end-shape="id77" draw:end-glue-point="3" svg:d="M3810 4762v2698h1587">
          <text:p/>
        </draw:connector>
        <draw:rect draw:style-name="gr10" draw:text-style-name="P1" xml:id="id78" draw:id="id78" draw:layer="layout" svg:width="5.715cm" svg:height="1.587cm" svg:x="5.715cm" svg:y="14.446cm">
          <text:p text:style-name="P1">sandbox.php</text:p>
        </draw:rect>
        <draw:connector draw:style-name="gr8" draw:text-style-name="P1" draw:layer="layout" svg:x1="3.81cm" svg:y1="4.762cm" svg:x2="5.715cm" svg:y2="15.239cm" draw:start-shape="id74" draw:start-glue-point="2" draw:end-shape="id78" draw:end-glue-point="3" svg:d="M3810 4762v10477h1905">
          <text:p/>
        </draw:connector>
        <draw:rect draw:style-name="gr13" draw:text-style-name="P1" xml:id="id79" draw:id="id79" draw:layer="layout" svg:width="5.079cm" svg:height="1.587cm" svg:x="19.686cm" svg:y="10.795cm">
          <text:p text:style-name="P1">sandbox()</text:p>
        </draw:rect>
        <draw:connector draw:style-name="gr9" draw:text-style-name="P1" draw:layer="layout" draw:type="line" svg:x1="11.43cm" svg:y1="15.239cm" svg:x2="19.686cm" svg:y2="11.588cm" draw:start-shape="id78" draw:start-glue-point="1" draw:end-shape="id79" draw:end-glue-point="3" svg:d="M11430 15239l8256-3651">
          <text:p/>
        </draw:connector>
        <draw:connector draw:style-name="gr8" draw:text-style-name="P1" draw:layer="layout" svg:x1="18.098cm" svg:y1="3.174cm" svg:x2="19.686cm" svg:y2="11.588cm" draw:start-shape="id80" draw:start-glue-point="2" draw:end-shape="id79" draw:end-glue-point="3" svg:d="M18098 3174v8414h1588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rect draw:style-name="gr10" draw:text-style-name="P1" xml:id="id83" draw:id="id83" draw:layer="layout" svg:width="3.81cm" svg:height="1.587cm" svg:x="0.952cm" svg:y="0.953cm">
          <text:p text:style-name="P1">v/john/</text:p>
        </draw:rect>
        <draw:rect draw:style-name="gr11" draw:text-style-name="P1" xml:id="id81" draw:id="id81" draw:layer="layout" svg:width="3.81cm" svg:height="1.587cm" svg:x="16.193cm" svg:y="1.587cm">
          <text:p text:style-name="P1">c/john</text:p>
        </draw:rect>
        <draw:rect draw:style-name="gr10" draw:text-style-name="P1" xml:id="id84" draw:id="id84" draw:layer="layout" svg:width="5.715cm" svg:height="1.587cm" svg:x="4.445cm" svg:y="6.032cm">
          <text:p text:style-name="P1">checkStatus.php</text:p>
        </draw:rect>
        <draw:rect draw:style-name="gr13" draw:text-style-name="P1" xml:id="id82" draw:id="id82" draw:layer="layout" svg:width="7.302cm" svg:height="1.587cm" svg:x="20.002cm" svg:y="4.445cm">
          <text:p text:style-name="P1">createStatusRequest()</text:p>
        </draw:rect>
        <draw:connector draw:style-name="gr8" draw:text-style-name="P1" draw:layer="layout" svg:x1="18.098cm" svg:y1="3.174cm" svg:x2="20.002cm" svg:y2="5.238cm" draw:start-shape="id81" draw:start-glue-point="2" draw:end-shape="id82" draw:end-glue-point="3" svg:d="M18098 3174v2064h1904">
          <text:p/>
        </draw:connector>
        <draw:connector draw:style-name="gr8" draw:text-style-name="P1" draw:layer="layout" svg:x1="2.857cm" svg:y1="2.54cm" svg:x2="4.445cm" svg:y2="6.825cm" draw:start-shape="id83" draw:start-glue-point="2" draw:end-shape="id84" draw:end-glue-point="3" svg:d="M2857 2540v4285h1588">
          <text:p/>
        </draw:connector>
        <draw:rect draw:style-name="gr10" draw:text-style-name="P1" draw:layer="layout" svg:width="3.81cm" svg:height="1.587cm" svg:x="4.445cm" svg:y="11.112cm">
          <text:p text:style-name="P1">todo.php</text:p>
        </draw:rect>
        <draw:rect draw:style-name="gr10" draw:text-style-name="P1" draw:layer="layout" svg:width="3.81cm" svg:height="1.587cm" svg:x="4.445cm" svg:y="8.572cm">
          <text:p text:style-name="P1">home.php</text:p>
        </draw:rect>
        <draw:connector draw:style-name="gr9" draw:text-style-name="P1" draw:layer="layout" draw:type="line" svg:x1="10.16cm" svg:y1="6.825cm" svg:x2="20.002cm" svg:y2="5.238cm" draw:start-shape="id84" draw:start-glue-point="1" draw:end-shape="id82" draw:end-glue-point="3" svg:d="M10160 6825l9842-1587">
          <text:p/>
        </draw:connector>
        <draw:rect draw:style-name="gr13" draw:text-style-name="P1" xml:id="id85" draw:id="id85" draw:layer="layout" svg:width="7.302cm" svg:height="1.587cm" svg:x="20.003cm" svg:y="6.825cm">
          <text:p text:style-name="P1">getBatchList()</text:p>
        </draw:rect>
        <draw:connector draw:style-name="gr8" draw:text-style-name="P1" draw:layer="layout" svg:x1="18.098cm" svg:y1="3.174cm" svg:x2="20.003cm" svg:y2="7.618cm" draw:start-shape="id81" draw:start-glue-point="2" draw:end-shape="id85" draw:end-glue-point="3" svg:d="M18098 3174v4444h1905">
          <text:p/>
        </draw:connecto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rect draw:style-name="gr10" draw:text-style-name="P1" xml:id="id91" draw:id="id91" draw:layer="layout" svg:width="3.81cm" svg:height="1.587cm" svg:x="0.952cm" svg:y="0.953cm">
          <text:p text:style-name="P1">v/john/todo</text:p>
        </draw:rect>
        <draw:rect draw:style-name="gr11" draw:text-style-name="P1" xml:id="id86" draw:id="id86" draw:layer="layout" svg:width="3.81cm" svg:height="1.587cm" svg:x="16.193cm" svg:y="1.587cm">
          <text:p text:style-name="P1">c/john</text:p>
        </draw:rect>
        <draw:rect draw:style-name="gr13" draw:text-style-name="P1" xml:id="id87" draw:id="id87" draw:layer="layout" svg:width="4.762cm" svg:height="1.587cm" svg:x="20.003cm" svg:y="4.762cm">
          <text:p text:style-name="P1">getNewList()</text:p>
        </draw:rect>
        <draw:rect draw:style-name="gr13" draw:text-style-name="P1" xml:id="id88" draw:id="id88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86" draw:start-glue-point="2" draw:end-shape="id87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86" draw:start-glue-point="2" draw:end-shape="id88" draw:end-glue-point="3" svg:d="M18098 3174v4604h1905">
          <text:p/>
        </draw:connector>
        <draw:rect draw:style-name="gr13" draw:text-style-name="P1" xml:id="id89" draw:id="id89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86" draw:start-glue-point="2" draw:end-shape="id89" draw:end-glue-point="3" svg:d="M18098 3174v6827h1904">
          <text:p/>
        </draw:connector>
        <draw:rect draw:style-name="gr13" draw:text-style-name="P1" xml:id="id90" draw:id="id90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86" draw:start-glue-point="2" draw:end-shape="id90" draw:end-glue-point="3" svg:d="M18098 3174v9366h1904">
          <text:p/>
        </draw:connector>
        <draw:rect draw:style-name="gr1" draw:text-style-name="P1" xml:id="id92" draw:id="id92" draw:layer="layout" svg:width="6.033cm" svg:height="0.952cm" svg:x="4.445cm" svg:y="3.175cm">
          <text:p text:style-name="P1">newClaimFolder</text:p>
        </draw:rect>
        <draw:rect draw:style-name="gr1" draw:text-style-name="P1" xml:id="id93" draw:id="id93" draw:layer="layout" svg:width="6.033cm" svg:height="1.269cm" svg:x="4.445cm" svg:y="5.398cm">
          <text:p text:style-name="P1">eligibilityFiles</text:p>
        </draw:rect>
        <draw:rect draw:style-name="gr10" draw:text-style-name="P1" xml:id="id94" draw:id="id94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91" draw:start-glue-point="2" draw:end-shape="id92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91" draw:start-glue-point="2" draw:end-shape="id93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91" draw:start-glue-point="2" draw:end-shape="id94" draw:end-glue-point="3" svg:d="M2857 2540v5873h1588">
          <text:p/>
        </draw:connector>
        <draw:rect draw:style-name="gr13" draw:text-style-name="P1" xml:id="id103" draw:id="id103" draw:layer="layout" svg:width="4.762cm" svg:height="1.587cm" svg:x="20.002cm" svg:y="13.748cm">
          <text:p text:style-name="P1">addElly()</text:p>
        </draw:rect>
        <draw:rect draw:style-name="gr14" draw:text-style-name="P1" xml:id="id95" draw:id="id95" draw:layer="layout" svg:width="3.81cm" svg:height="0.919cm" svg:x="8.889cm" svg:y="9.559cm">
          <text:p/>
        </draw:rect>
        <draw:rect draw:style-name="gr14" draw:text-style-name="P1" xml:id="id96" draw:id="id96" draw:layer="layout" svg:width="3.81cm" svg:height="0.919cm" svg:x="8.89cm" svg:y="10.846cm">
          <text:p/>
        </draw:rect>
        <draw:rect draw:style-name="gr10" draw:text-style-name="P1" xml:id="id97" draw:id="id97" draw:layer="layout" svg:width="3.81cm" svg:height="0.919cm" svg:x="8.89cm" svg:y="12.132cm">
          <text:p text:style-name="P1">All</text:p>
        </draw:rect>
        <draw:rect draw:style-name="gr10" draw:text-style-name="P1" xml:id="id98" draw:id="id98" draw:layer="layout" svg:width="3.81cm" svg:height="0.919cm" svg:x="8.89cm" svg:y="13.368cm">
          <text:p text:style-name="P1">Art28</text:p>
        </draw:rect>
        <draw:rect draw:style-name="gr10" draw:text-style-name="P1" xml:id="id99" draw:id="id99" draw:layer="layout" svg:width="3.81cm" svg:height="0.919cm" svg:x="8.89cm" svg:y="14.638cm">
          <text:p text:style-name="P1">Medicare</text:p>
        </draw:rect>
        <draw:rect draw:style-name="gr10" draw:text-style-name="P1" xml:id="id100" draw:id="id100" draw:layer="layout" svg:width="3.81cm" svg:height="0.919cm" svg:x="8.89cm" svg:y="15.942cm">
          <text:p text:style-name="P1">Paul</text:p>
        </draw:rect>
        <draw:rect draw:style-name="gr10" draw:text-style-name="P1" xml:id="id101" draw:id="id101" draw:layer="layout" svg:width="3.81cm" svg:height="0.919cm" svg:x="8.89cm" svg:y="17.212cm">
          <text:p text:style-name="P1">Error</text:p>
        </draw:rect>
        <draw:rect draw:style-name="gr10" draw:text-style-name="P1" xml:id="id102" draw:id="id102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94" draw:start-glue-point="2" draw:end-shape="id95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94" draw:start-glue-point="2" draw:end-shape="id96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94" draw:start-glue-point="2" draw:end-shape="id97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94" draw:start-glue-point="2" draw:end-shape="id98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94" draw:start-glue-point="2" draw:end-shape="id99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94" draw:start-glue-point="2" draw:end-shape="id100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94" draw:start-glue-point="2" draw:end-shape="id101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94" draw:start-glue-point="2" draw:end-shape="id102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93" draw:start-glue-point="1" draw:end-shape="id90" svg:d="M10478 6032l9524 6508">
          <text:p/>
        </draw:connector>
        <draw:connector draw:style-name="gr9" draw:text-style-name="P1" draw:layer="layout" draw:type="line" svg:x1="10.478cm" svg:y1="8.413cm" svg:x2="20.002cm" svg:y2="14.541cm" draw:start-shape="id94" draw:start-glue-point="1" draw:end-shape="id103" svg:d="M10478 8413l9524 6128">
          <text:p/>
        </draw:connector>
        <draw:connector draw:style-name="gr8" draw:text-style-name="P1" draw:layer="layout" svg:x1="18.098cm" svg:y1="3.174cm" svg:x2="20.002cm" svg:y2="14.541cm" draw:start-shape="id86" draw:start-glue-point="2" draw:end-shape="id103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rect draw:style-name="gr10" draw:text-style-name="P1" xml:id="id109" draw:id="id109" draw:layer="layout" svg:width="3.81cm" svg:height="1.587cm" svg:x="0.952cm" svg:y="0.953cm">
          <text:p text:style-name="P1">v/john/todo</text:p>
        </draw:rect>
        <draw:rect draw:style-name="gr11" draw:text-style-name="P1" xml:id="id104" draw:id="id104" draw:layer="layout" svg:width="3.81cm" svg:height="1.587cm" svg:x="16.193cm" svg:y="1.587cm">
          <text:p text:style-name="P1">c/john</text:p>
        </draw:rect>
        <draw:rect draw:style-name="gr13" draw:text-style-name="P1" xml:id="id105" draw:id="id105" draw:layer="layout" svg:width="4.762cm" svg:height="1.587cm" svg:x="20.003cm" svg:y="4.762cm">
          <text:p text:style-name="P1">getNewList()</text:p>
        </draw:rect>
        <draw:rect draw:style-name="gr13" draw:text-style-name="P1" xml:id="id106" draw:id="id106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104" draw:start-glue-point="2" draw:end-shape="id105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104" draw:start-glue-point="2" draw:end-shape="id106" draw:end-glue-point="3" svg:d="M18098 3174v4604h1905">
          <text:p/>
        </draw:connector>
        <draw:rect draw:style-name="gr13" draw:text-style-name="P1" xml:id="id107" draw:id="id107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104" draw:start-glue-point="2" draw:end-shape="id107" draw:end-glue-point="3" svg:d="M18098 3174v6827h1904">
          <text:p/>
        </draw:connector>
        <draw:rect draw:style-name="gr13" draw:text-style-name="P1" xml:id="id108" draw:id="id108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104" draw:start-glue-point="2" draw:end-shape="id108" draw:end-glue-point="3" svg:d="M18098 3174v9366h1904">
          <text:p/>
        </draw:connector>
        <draw:rect draw:style-name="gr1" draw:text-style-name="P1" xml:id="id110" draw:id="id110" draw:layer="layout" svg:width="6.033cm" svg:height="0.952cm" svg:x="4.445cm" svg:y="3.175cm">
          <text:p text:style-name="P1">newClaimFolder</text:p>
        </draw:rect>
        <draw:rect draw:style-name="gr1" draw:text-style-name="P1" xml:id="id111" draw:id="id111" draw:layer="layout" svg:width="6.033cm" svg:height="1.269cm" svg:x="4.445cm" svg:y="5.398cm">
          <text:p text:style-name="P1">eligibilityFiles</text:p>
        </draw:rect>
        <draw:rect draw:style-name="gr10" draw:text-style-name="P1" xml:id="id112" draw:id="id112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109" draw:start-glue-point="2" draw:end-shape="id110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109" draw:start-glue-point="2" draw:end-shape="id111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109" draw:start-glue-point="2" draw:end-shape="id112" draw:end-glue-point="3" svg:d="M2857 2540v5873h1588">
          <text:p/>
        </draw:connector>
        <draw:rect draw:style-name="gr13" draw:text-style-name="P1" xml:id="id121" draw:id="id121" draw:layer="layout" svg:width="4.762cm" svg:height="1.587cm" svg:x="20.002cm" svg:y="13.748cm">
          <text:p text:style-name="P1">addElly()</text:p>
        </draw:rect>
        <draw:rect draw:style-name="gr14" draw:text-style-name="P1" xml:id="id113" draw:id="id113" draw:layer="layout" svg:width="3.81cm" svg:height="0.919cm" svg:x="8.889cm" svg:y="9.559cm">
          <text:p/>
        </draw:rect>
        <draw:rect draw:style-name="gr14" draw:text-style-name="P1" xml:id="id114" draw:id="id114" draw:layer="layout" svg:width="3.81cm" svg:height="0.919cm" svg:x="8.89cm" svg:y="10.846cm">
          <text:p/>
        </draw:rect>
        <draw:rect draw:style-name="gr10" draw:text-style-name="P1" xml:id="id115" draw:id="id115" draw:layer="layout" svg:width="3.81cm" svg:height="0.919cm" svg:x="8.89cm" svg:y="12.132cm">
          <text:p text:style-name="P1">All</text:p>
        </draw:rect>
        <draw:rect draw:style-name="gr10" draw:text-style-name="P1" xml:id="id116" draw:id="id116" draw:layer="layout" svg:width="3.81cm" svg:height="0.919cm" svg:x="8.89cm" svg:y="13.368cm">
          <text:p text:style-name="P1">Art28</text:p>
        </draw:rect>
        <draw:rect draw:style-name="gr10" draw:text-style-name="P1" xml:id="id117" draw:id="id117" draw:layer="layout" svg:width="3.81cm" svg:height="0.919cm" svg:x="8.89cm" svg:y="14.638cm">
          <text:p text:style-name="P1">Medicare</text:p>
        </draw:rect>
        <draw:rect draw:style-name="gr10" draw:text-style-name="P1" xml:id="id118" draw:id="id118" draw:layer="layout" svg:width="3.81cm" svg:height="0.919cm" svg:x="8.89cm" svg:y="15.942cm">
          <text:p text:style-name="P1">Paul</text:p>
        </draw:rect>
        <draw:rect draw:style-name="gr10" draw:text-style-name="P1" xml:id="id119" draw:id="id119" draw:layer="layout" svg:width="3.81cm" svg:height="0.919cm" svg:x="8.89cm" svg:y="17.212cm">
          <text:p text:style-name="P1">Error</text:p>
        </draw:rect>
        <draw:rect draw:style-name="gr10" draw:text-style-name="P1" xml:id="id120" draw:id="id120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112" draw:start-glue-point="2" draw:end-shape="id113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112" draw:start-glue-point="2" draw:end-shape="id114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112" draw:start-glue-point="2" draw:end-shape="id115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112" draw:start-glue-point="2" draw:end-shape="id116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112" draw:start-glue-point="2" draw:end-shape="id117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112" draw:start-glue-point="2" draw:end-shape="id118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112" draw:start-glue-point="2" draw:end-shape="id119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112" draw:start-glue-point="2" draw:end-shape="id120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111" draw:start-glue-point="1" draw:end-shape="id108" svg:d="M10478 6032l9524 6508">
          <text:p/>
        </draw:connector>
        <draw:connector draw:style-name="gr9" draw:text-style-name="P1" draw:layer="layout" draw:type="line" svg:x1="10.478cm" svg:y1="8.413cm" svg:x2="20.002cm" svg:y2="14.541cm" draw:start-shape="id112" draw:start-glue-point="1" draw:end-shape="id121" svg:d="M10478 8413l9524 6128">
          <text:p/>
        </draw:connector>
        <draw:connector draw:style-name="gr8" draw:text-style-name="P1" draw:layer="layout" svg:x1="18.098cm" svg:y1="3.174cm" svg:x2="20.002cm" svg:y2="14.541cm" draw:start-shape="id104" draw:start-glue-point="2" draw:end-shape="id121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4-23T09:51:10.32</dc:date>
    <dc:creator>james </dc:creator>
    <meta:editing-duration>PT22H49M5S</meta:editing-duration>
    <meta:editing-cycles>12</meta:editing-cycles>
    <meta:generator>OpenOffice/4.1.1$Win32 OpenOffice.org_project/411m6$Build-9775</meta:generator>
    <meta:document-statistic meta:object-count="284"/>
  </office:meta>
</office:document-meta>
</file>